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9900" officeooo:rsid="00082bdd" officeooo:paragraph-rsid="00082bdd"/>
    </style:style>
    <style:style style:name="P2" style:family="paragraph" style:parent-style-name="Standard">
      <style:text-properties style:use-window-font-color="true" officeooo:rsid="00082bdd" officeooo:paragraph-rsid="00082bdd"/>
    </style:style>
    <style:style style:name="P3" style:family="paragraph" style:parent-style-name="Standard">
      <style:text-properties fo:color="#009933" officeooo:rsid="00082bdd" officeooo:paragraph-rsid="00082bdd"/>
    </style:style>
    <style:style style:name="P4" style:family="paragraph" style:parent-style-name="Standard">
      <style:text-properties fo:color="#cc00cc" officeooo:rsid="00082bdd" officeooo:paragraph-rsid="00082bdd"/>
    </style:style>
    <style:style style:name="T1" style:family="text">
      <style:text-properties fo:color="#cc00cc"/>
    </style:style>
    <style:style style:name="T2" style:family="text">
      <style:text-properties fo:color="#cc00cc" officeooo:rsid="00082bdd"/>
    </style:style>
    <style:style style:name="T3" style:family="text">
      <style:text-properties style:use-window-font-color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lorent <text:span text:style-name="T1">Bastien <text:s/></text:span><text:span text:style-name="T3">a voir</text:span></text:p>
      <text:p text:style-name="Standard"/>
      <text:p text:style-name="P1">Ouverture/lecture des fichiers</text:p>
      <text:p text:style-name="P1">Création de la map sans les couloirs (création random des salles)</text:p>
      <text:p text:style-name="P4">Placement random d'une salle dans la map déjà créée</text:p>
      <text:p text:style-name="P2">création des couloirs</text:p>
      <text:p text:style-name="P2"><text:tab/>fusion des salles</text:p>
      <text:p text:style-name="P2">bouchage des portes</text:p>
      <text:p text:style-name="P3">Enregistrer le résulta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7T15:52:25.720000000</meta:creation-date>
    <dc:date>2018-04-27T16:18:29.200000000</dc:date>
    <meta:editing-duration>PT10M17S</meta:editing-duration>
    <meta:editing-cycles>1</meta:editing-cycles>
    <meta:document-statistic meta:table-count="0" meta:image-count="0" meta:object-count="0" meta:page-count="1" meta:paragraph-count="8" meta:word-count="39" meta:character-count="250" meta:non-whitespace-character-count="217"/>
    <meta:generator>LibreOffice/4.3.5.2$Windows_x86 LibreOffice_project/3a87456aaa6a95c63eea1c1b3201acedf0751bd5</meta:generator>
  </office:meta>
</office:document-meta>
</file>